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font-name="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626685"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9432855"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29435801" text:continue-numbering="true" text:style-name="WW8Num13">
        <text:list-item>
          <text:list>
            <text:list-item>
              <text:h text:style-name="P6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29422250"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29418991"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29423661"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9426190"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29414787"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29437971"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29420150"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2941075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2943348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29423385"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29432821"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29416592"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29433324"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29417047"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35411"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2943838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29437467"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2941031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2941903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26934"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29411365"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29414242"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29415380"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29436931"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29413598"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29420910"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20020"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2941861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2943840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29437370"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29425921"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29432723"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2943047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29192"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29432931"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29413076"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29411312"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29420561"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2941383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29420049"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11079"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29424152"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29430418"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29411026"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29407793"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2941489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2942152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38138"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29426231"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29414032"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29413459"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29430568"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08534"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29406238"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29412572"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29406361"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29435195"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9418201"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8622817"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29435616" text:continue-list="list29418201" text:style-name="WW8Num13">
        <text:list-item>
          <text:list>
            <text:list-item>
              <text:h text:style-name="P58" text:outline-level="2"><text:span text:style-name="T6">libcstl 2.1</text:span><text:span text:style-name="T3">改善</text:span></text:h>
            </text:list-item>
          </text:list>
        </text:list-item>
      </text:list>
      <text:list xml:id="list28611439"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29434532" text:continue-list="list29435616" text:style-name="WW8Num13">
        <text:list-item>
          <text:list>
            <text:list-item>
              <text:h text:style-name="P58" text:outline-level="2"><text:span text:style-name="T6">libcstl 2.1</text:span><text:span text:style-name="T3">代码的优化</text:span></text:h>
            </text:list-item>
          </text:list>
        </text:list-item>
      </text:list>
      <text:list xml:id="list29416574" text:continue-list="list28611439"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text:soft-page-break/>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29415797" text:continue-list="list29434532"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17T09:29:54.71</dc:date>
    <meta:editing-cycles>1728</meta:editing-cycles>
    <meta:editing-duration>PT387H47M48S</meta:editing-duration>
    <meta:generator>OpenOffice.org/3.2$Win32 OpenOffice.org_project/320m18$Build-9502</meta:generator>
    <dc:creator>Wang Bo</dc:creator>
    <meta:document-statistic meta:table-count="462" meta:image-count="41" meta:object-count="0" meta:page-count="204" meta:paragraph-count="6069" meta:word-count="49624" meta:character-count="177084"/>
  </office:meta>
</office:document-meta>
</file>